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cbf" officeooo:paragraph-rsid="000f4cbf"/>
    </style:style>
    <style:style style:name="P2" style:family="paragraph" style:parent-style-name="Standard">
      <style:text-properties officeooo:rsid="00122c60" officeooo:paragraph-rsid="00122c60"/>
    </style:style>
    <style:style style:name="P3" style:family="paragraph" style:parent-style-name="Standard">
      <style:text-properties officeooo:rsid="000f4cbf" officeooo:paragraph-rsid="00135779"/>
    </style:style>
    <style:style style:name="T1" style:family="text">
      <style:text-properties officeooo:rsid="0010937b"/>
    </style:style>
    <style:style style:name="T2" style:family="text">
      <style:text-properties officeooo:rsid="0011b600"/>
    </style:style>
    <style:style style:name="T3" style:family="text">
      <style:text-properties officeooo:rsid="00135779"/>
    </style:style>
    <style:style style:name="T4" style:family="text">
      <style:text-properties style:font-name="Liberation Serif1" officeooo:rsid="00135779"/>
    </style:style>
    <style:style style:name="T5" style:family="text">
      <style:text-properties style:font-name="Liberation Serif1" officeooo:rsid="0011b600"/>
    </style:style>
    <style:style style:name="T6" style:family="text">
      <style:text-properties style:font-name="Liberation Serif" officeooo:rsid="0011b600"/>
    </style:style>
    <style:style style:name="T7" style:family="text">
      <style:text-properties style:font-name="Liberation Serif" officeooo:rsid="00135779"/>
    </style:style>
    <style:style style:name="T8" style:family="text">
      <style:text-properties officeooo:rsid="00122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1">a)</text:p>
      <text:p text:style-name="P1"/>
      <text:p text:style-name="P1">Technische Grenzen: <text:span text:style-name="T3">Magnetfelder und Frequenzen sind nach oben begrenzt</text:span></text:p>
      <text:p text:style-name="P1"/>
      <text:p text:style-name="P1">b)</text:p>
      <text:p text:style-name="P1"/>
      <text:p text:style-name="P2"><text:span text:style-name="T3">Problem: </text:span>Lichtwelle immer senktrecht zur Bewegungsrichtung</text:p>
      <text:p text:style-name="P2"/>
      <text:p text:style-name="P2">Lösung: Elektronen mit Undulator auf „Schlangenlinie“ schicken → Bewegungskomponente senkrecht <text:tab/>zur gemittelten Bewegungsrichtung</text:p>
      <text:p text:style-name="P1"/>
      <text:p text:style-name="P1"/>
      <text:p text:style-name="P1">Aufgabe 2</text:p>
      <text:p text:style-name="P1"/>
      <text:p text:style-name="P3">a) <text:span text:style-name="T4">λ</text:span><text:span text:style-name="T8"> = 2,61 * R = 2,61 * D / 2 = 603 mm </text:span></text:p>
      <text:p text:style-name="P3"><text:tab/><text:span text:style-name="T2">f = c/</text:span><text:span text:style-name="T4">λ</text:span><text:span text:style-name="T2"> = 497 MHz</text:span></text:p>
      <text:p text:style-name="P1"/>
      <text:p text:style-name="P3">b) <text:span text:style-name="T3">Wenn dies möglich wäre: K</text:span>eine, da es durch alle pos. und neg. <text:span text:style-name="T3">Halbwellen</text:span> fliegt.</text:p>
      <text:p text:style-name="P3"><text:tab/> <text:span text:style-name="T3">(Annahme: L = </text:span><text:span text:style-name="T4">λ</text:span><text:span text:style-name="T7"> * n, also gleichviele pos. <text:tab/>wie neg. Halbwellen)</text:span></text:p>
      <text:p text:style-name="P1"/>
      <text:p text:style-name="P1">c) <text:s/><text:span text:style-name="T4">Δ</text:span><text:span text:style-name="T3"> Ekin = e * E0 * sin(</text:span><text:span text:style-name="T4">ω</text:span><text:span text:style-name="T3"> * d / (2v)) <text:s/>* 2v / </text:span><text:span text:style-name="T4">ω</text:span></text:p>
      <text:p text:style-name="P1"/>
      <text:p text:style-name="P1"><text:tab/><text:span text:style-name="T2">v = c <text:s/></text:span><text:span text:style-name="T5">ω </text:span><text:span text:style-name="T2">= 2 </text:span><text:span text:style-name="T5">π</text:span><text:span text:style-name="T6"> </text:span><text:span text:style-name="T2">f</text:span></text:p>
      <text:p text:style-name="P1"><text:tab/></text:p>
      <text:p text:style-name="P1"><text:s/><text:tab/><text:span text:style-name="T4">Δ</text:span><text:span text:style-name="T3"> Ekin = 6,1 * 10⁻¹⁴ J = 0,38 Me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1:13:13.138738123</meta:creation-date>
    <dc:date>2019-11-12T22:12:51.129164481</dc:date>
    <meta:editing-duration>PT14M57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15" meta:word-count="119" meta:character-count="589" meta:non-whitespace-character-count="473"/>
  </office:meta>
</office:document-meta>
</file>